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4.42708333333334">
            <text:p>-4.4270833333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6.10252237591537">
            <text:p>-6.1025223759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24296675191816">
            <text:p>-5.2429667519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2.6246719160105">
            <text:p>-2.62467191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3.47624565469293">
            <text:p>-3.4762456547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5.13447432762835">
            <text:p>-5.134474327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5.02846299810247">
            <text:p>-5.0284629981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1.84678522571819">
            <text:p>-1.8467852257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4.67153284671534">
            <text:p>-4.671532846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3.1686156167484">
            <text:p>-3.1686156167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3.95314787701318">
            <text:p>-3.953147877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11111111111111">
            <text:p>-3.1111111111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5.04342017368069">
            <text:p>-5.0434201737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4.02869757174393">
            <text:p>-4.0286975717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2.32558139534885">
            <text:p>-2.3255813953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5.14112903225806">
            <text:p>-5.1411290323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-5.29187124931806">
            <text:p>-5.2918712493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7.98158096699923">
            <text:p>-7.981580967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0.0923787528868303">
            <text:p>-0.0923787529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2.51419302514194">
            <text:p>-2.5141930251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7.20754716981132">
            <text:p>-7.2075471698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2.85097192224622">
            <text:p>-2.8509719222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2.74052478134111">
            <text:p>-2.7405247813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4.60091509913573">
            <text:p>-4.6009150991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85918513223731">
            <text:p>-2.859185132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0.899470899470899">
            <text:p>-0.8994708995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49776984834969">
            <text:p>-2.4977698483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4.95176848874598">
            <text:p>-4.9517684887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70216962524655">
            <text:p>-2.7021696252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3.00120048019208">
            <text:p>-3.0012004802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517063081695966">
            <text:p>-0.5170630817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3.26530612244898">
            <text:p>-3.2653061224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0.372960372960378">
            <text:p>-0.372960373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25925925925927">
            <text:p>-1.2592592593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4.5904590459046">
            <text:p>-4.5904590459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4.9633848657445">
            <text:p>-4.9633848657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3.44212136664966">
            <text:p>-3.4421213666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4.55824423185143">
            <text:p>-4.5582442319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4.85224370667639">
            <text:p>-4.8522437067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1.12808460634548">
            <text:p>-1.1280846063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1.24826629680999">
            <text:p>-1.2482662968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44528561596697">
            <text:p>-1.445285616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98915401301518">
            <text:p>-4.989154013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3.86530014641289">
            <text:p>-3.8653001464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20618168111571">
            <text:p>-1.2061816811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3.2033426183844">
            <text:p>-3.2033426184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6.48854961832062">
            <text:p>-6.4885496183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0.0663349917081177">
            <text:p>0.066334991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1.65217391304347">
            <text:p>-1.652173913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41772151898734">
            <text:p>-5.417721519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4.61771385314155">
            <text:p>-4.6177138531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4.3610163064088">
            <text:p>-4.3610163064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98913043478261">
            <text:p>-2.9891304348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24466891133558">
            <text:p>-2.2446689113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2.70034843205575">
            <text:p>-2.7003484321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86046511627907">
            <text:p>-3.860465116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14329454990815">
            <text:p>-2.1432945499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04444444444445">
            <text:p>-2.0444444444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2.67782426778243">
            <text:p>-2.6778242678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-0.59210526315789">
            <text:p>-0.5921052632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82648401826484">
            <text:p>-1.8264840183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54513888888889">
            <text:p>-1.5451388889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2.57372654155496">
            <text:p>-2.573726541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3.14595152140279">
            <text:p>-3.1459515214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4.59657701711491">
            <text:p>-4.5965770171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4.87179487179488">
            <text:p>-4.8717948718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81637168141593">
            <text:p>-3.8163716814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49253731343283">
            <text:p>-1.4925373134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3.92390011890606">
            <text:p>-3.9239001189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3.43326885880077">
            <text:p>-3.4332688588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1.30260521042084">
            <text:p>-1.3026052104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13170917396269">
            <text:p>-2.131709174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3.3879374534624">
            <text:p>-3.3879374535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0.188284518828439">
            <text:p>0.1882845188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4.68319559228651">
            <text:p>-4.6831955923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4.24528301886792">
            <text:p>-4.2452830189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4.67955239064089">
            <text:p>-4.6795523906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-1.99637023593466">
            <text:p>-1.9963702359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50481695568401">
            <text:p>-2.5048169557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5.16129032258064">
            <text:p>-5.1612903226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5.24094266619768">
            <text:p>-5.2409426662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3.44234079173839">
            <text:p>-3.4423407917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5.06032171581769">
            <text:p>-5.0603217158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4.85933503836317">
            <text:p>-4.8593350384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0.882352941176464">
            <text:p>0.8823529412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-2.98507462686567">
            <text:p>-2.9850746269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7.78761061946904">
            <text:p>-7.7876106195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5.5921052631579">
            <text:p>-5.5921052632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-2.25494707777266">
            <text:p>-2.2549470778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3.02267002518892">
            <text:p>-3.0226700252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8.60585197934596">
            <text:p>-8.6058519793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2.74725274725274">
            <text:p>-2.7472527473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 office:value-type="float" office:value="1">
            <text:p>1</text:p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4.20958351992834">
            <text:p>-4.2095835199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3.91908975979773">
            <text:p>-3.9190897598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4.70446320868516">
            <text:p>-4.7044632087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 office:value-type="float" office:value="1">
            <text:p>1</text:p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3.22033898305085">
            <text:p>-3.2203389831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1.44859813084112">
            <text:p>-1.4485981308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2.32142857142857">
            <text:p>-2.3214285714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5">
            <text:p>-5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0.682593856655288">
            <text:p>-0.6825938567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8.89929742388759">
            <text:p>-8.8992974239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0.496688741721854">
            <text:p>-0.4966887417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4.82758620689656">
            <text:p>-4.8275862069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5.23725834797891">
            <text:p>-5.237258348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5.12367491166079">
            <text:p>-5.1236749117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4.42307692307692">
            <text:p>-4.423076923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3.13604240282686">
            <text:p>-3.1360424028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-4.53400503778337">
            <text:p>-4.5340050378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5.13675783855904">
            <text:p>-5.136757838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-6.72043010752688">
            <text:p>-6.7204301075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6.78260869565217">
            <text:p>-6.7826086957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3.53510895883777">
            <text:p>-3.5351089588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5.19677093844602">
            <text:p>-5.1967709384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5.26315789473685">
            <text:p>-5.2631578947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80622837370242">
            <text:p>-3.8062283737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6.32289748311847">
            <text:p>-6.3228974831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3.68459837877671">
            <text:p>-3.6845983788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4.69798657718121">
            <text:p>-4.6979865772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4.75825019186493">
            <text:p>-4.7582501919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4.24528301886792">
            <text:p>-4.2452830189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4.92920818038805">
            <text:p>-4.9292081804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5.14603616133519">
            <text:p>-5.1460361613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93890675241157">
            <text:p>-3.9389067524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5.58060879368658">
            <text:p>-5.5806087937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4.62474645030426">
            <text:p>-4.6247464503</text:p>
          </table:table-cell>
          <table:table-cell table:formula="of:=IF(OR(AND([.B127]&gt;[.E127];[.C127]=0);AND([.B127]&lt;=[.E127];[.C127]=1));1;&quot;&quot;)" office:value-type="float" office:value="1">
            <text:p>1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5.61708860759494">
            <text:p>-5.6170886076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28082191780823">
            <text:p>-4.2808219178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3.04738418178616">
            <text:p>-3.047384181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2.74891049279249">
            <text:p>-2.7489104928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66297117516629">
            <text:p>-1.6629711752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1.43072289156626">
            <text:p>-1.4307228916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3.07853403141361">
            <text:p>-3.0785340314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4.62878093492209">
            <text:p>-4.6287809349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3.03687635574838">
            <text:p>-3.0368763557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-3.28042328042328">
            <text:p>-3.2804232804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4.63642013673089">
            <text:p>-4.6364201367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2.39234449760765">
            <text:p>-2.3923444976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3.23907455012854">
            <text:p>-3.2390745501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2.12048192771086">
            <text:p>-2.1204819277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3.95532194480947">
            <text:p>-3.9553219448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3.2138899150351">
            <text:p>-3.213889915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3.98203592814372">
            <text:p>-3.9820359281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2.64761904761905">
            <text:p>-2.6476190476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 office:value-type="float" office:value="1">
            <text:p>1</text:p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0.600522193211489">
            <text:p>-0.6005221932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3.2034632034632">
            <text:p>-3.2034632035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 office:value-type="float" office:value="1">
            <text:p>1</text:p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2.91490362012223">
            <text:p>-2.9149036201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5.67802271209087">
            <text:p>5.6780227121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3.88468116296116">
            <text:p>-3.88468116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27551020408163">
            <text:p>-1.2755102041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1.79968701095461">
            <text:p>-1.799687011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3.84215991692626">
            <text:p>-3.8421599169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7.74410774410774">
            <text:p>-7.7441077441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3.60934182590233">
            <text:p>-3.6093418259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4.21806605650616">
            <text:p>-4.2180660565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807823129251702">
            <text:p>-0.8078231293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3.24400564174894">
            <text:p>-3.2440056417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2.78560250391237">
            <text:p>-2.7856025039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2.59740259740259">
            <text:p>-2.5974025974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3.79241516966069">
            <text:p>-3.7924151697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2.06659012629163">
            <text:p>-2.0665901263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4.54176804541768">
            <text:p>-4.5417680454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2.5440313111546">
            <text:p>-2.5440313112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2.90432801822324">
            <text:p>-2.9043280182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3.13390313390313">
            <text:p>-3.1339031339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4.1732283464567">
            <text:p>-4.1732283465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4.37209302325581">
            <text:p>-4.3720930233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3.49142280524723">
            <text:p>-3.4914228052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5.25100980957876">
            <text:p>-5.2510098096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36157337367625">
            <text:p>-1.3615733737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3.00157977883096">
            <text:p>3.0015797788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8.9108910891089">
            <text:p>-8.9108910891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0.992282249173087">
            <text:p>-0.9922822492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3.75088464260439">
            <text:p>-3.7508846426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B177]&gt;[.E177];[.H177]=1);1;&quot;&quot;)" office:value-type="float" office:value="1">
            <text:p>1</text:p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-2.96610169491525">
            <text:p>-2.9661016949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775193798449607">
            <text:p>-0.7751937984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5.50458715596331">
            <text:p>-5.504587156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5.63013424163495">
            <text:p>-5.630134241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3.3457249070632">
            <text:p>-3.3457249071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0.797266514806381">
            <text:p>-0.7972665148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1.13636363636364">
            <text:p>-1.1363636364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3.50671140939596">
            <text:p>-3.5067114094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29166666666667">
            <text:p>-3.2916666667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1.931330472103">
            <text:p>-1.9313304721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96956132497762">
            <text:p>-1.969561325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4.13461538461539">
            <text:p>-4.1346153846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5.1796157059315">
            <text:p>-5.1796157059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6.00484261501211">
            <text:p>-6.004842615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5.33049040511727">
            <text:p>-5.330490405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14576396596374">
            <text:p>-2.145763966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4.3425814234017">
            <text:p>-4.3425814234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3.07246376811594">
            <text:p>-3.0724637681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4.9812350733538">
            <text:p>-4.9812350734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3.94736842105263">
            <text:p>-3.9473684211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-2.71370420624152">
            <text:p>-2.7137042062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1.66666666666667">
            <text:p>-1.6666666667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3.14009661835749">
            <text:p>-3.1400966184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27777777777777">
            <text:p>-1.2777777778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2.54545454545455">
            <text:p>-2.545454545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4.88431876606684">
            <text:p>-4.8843187661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6.6147859922179">
            <text:p>-6.6147859922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-5.75243965074473">
            <text:p>-5.7524396507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7.14285714285714">
            <text:p>-7.1428571429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5.6890012642225">
            <text:p>-5.6890012642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-5.01193317422435">
            <text:p>-5.0119331742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-6.5891472868217">
            <text:p>-6.5891472868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7.78894472361809">
            <text:p>-7.7889447236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-8.00516462233699">
            <text:p>-8.0051646223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6.40074211502783">
            <text:p>-6.400742115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5.33099004100761">
            <text:p>-5.330990041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4.77247502774695">
            <text:p>-4.7724750277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 office:value-type="float" office:value="1">
            <text:p>1</text:p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0.99778270509978">
            <text:p>0.9977827051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7073170731707">
            <text:p>-3.1707317073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2.32222222222222">
            <text:p>-2.3222222222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3.36980306345734">
            <text:p>-3.3698030635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3.70370370370371">
            <text:p>-3.7037037037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3.2258064516129">
            <text:p>-3.2258064516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5.24126455906821">
            <text:p>-5.2412645591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8.31168831168831">
            <text:p>-8.3116883117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8.41300191204589">
            <text:p>-8.413001912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5.2999178307313">
            <text:p>-5.2999178307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 office:value-type="float" office:value="1">
            <text:p>1</text:p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5.72486772486772">
            <text:p>-5.7248677249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6.0064935064935">
            <text:p>-6.006493506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5.625">
            <text:p>-5.625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-4.05244338498211">
            <text:p>-4.052443385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71466577984702">
            <text:p>-3.7146657798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0.129701686121919">
            <text:p>0.1297016861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4.62873674059789">
            <text:p>-4.628736740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4.45269016697588">
            <text:p>-4.452690167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4.83333333333333">
            <text:p>-4.8333333333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5.08119434258775">
            <text:p>-5.0811943426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 office:value-type="float" office:value="1">
            <text:p>1</text:p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-4.42655935613682">
            <text:p>-4.4265593561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5.45657015590201">
            <text:p>-5.4565701559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-1.76883607885499">
            <text:p>-1.7688360789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01820340324495">
            <text:p>-2.0182034032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4.1182682154171">
            <text:p>-4.1182682154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5.37507383343177">
            <text:p>-5.3750738334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2.63708664713269">
            <text:p>-2.6370866471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3.25027085590466">
            <text:p>-3.2502708559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3.53724511027882">
            <text:p>-3.5372451103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 office:value-type="float" office:value="1">
            <text:p>1</text:p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4.03321470937129">
            <text:p>-4.0332147094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4.17956656346749">
            <text:p>-4.1795665635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5.32786885245902">
            <text:p>-5.3278688525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5.06493506493506">
            <text:p>-5.0649350649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2.31958762886599">
            <text:p>-2.3195876289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3.83295194508008">
            <text:p>-3.8329519451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-4">
            <text:p>-4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0.397614314115316">
            <text:p>0.3976143141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-3.62116991643454">
            <text:p>-3.6211699164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3.29985652797704">
            <text:p>-3.299856528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-3.68421052631579">
            <text:p>-3.6842105263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4.6191247974068">
            <text:p>-4.6191247974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4.8780487804878">
            <text:p>-4.8780487805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7.16272600834492">
            <text:p>-7.1627260083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3.6376811594203">
            <text:p>-3.6376811594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1.60684474123539">
            <text:p>-1.6068447412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4.12972972972973">
            <text:p>-4.1297297297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-3.29482242190842">
            <text:p>-3.2948224219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4.11255411255411">
            <text:p>-4.112554112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421768707483">
            <text:p>-4.4217687075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3.98230088495575">
            <text:p>-3.982300885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4.72972972972973">
            <text:p>-4.7297297297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-6.69565217391305">
            <text:p>-6.6956521739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3.82595648912229">
            <text:p>-3.8259564891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3.13676286072773">
            <text:p>-3.1367628607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5.05836575875487">
            <text:p>-5.0583657588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5.11202272010097">
            <text:p>-5.1120227201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2.94270833333333">
            <text:p>-2.9427083333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-4.75862068965517">
            <text:p>-4.7586206897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4.36701509872242">
            <text:p>-4.3670150987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5.92344661860625">
            <text:p>-5.9234466186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54362416107384">
            <text:p>-1.5436241611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4.44040036396724">
            <text:p>-4.440400364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4.9630844954881">
            <text:p>-4.9630844955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3.16722972972973">
            <text:p>-3.1672297297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4.31026018654885">
            <text:p>-4.3102601865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4.76900149031296">
            <text:p>-4.7690014903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14754098360656">
            <text:p>-4.1475409836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-4.46149474282467">
            <text:p>-4.4614947428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70529087862103">
            <text:p>-2.7052908786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5.23560209424085">
            <text:p>-5.2356020942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4.68227424749163">
            <text:p>-4.6822742475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-4.8832271762208">
            <text:p>-4.8832271762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-4.88431876606684">
            <text:p>-4.884318766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6.95364238410596">
            <text:p>-6.9536423841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6.06060606060606">
            <text:p>-6.060606060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3.87038703870387">
            <text:p>-3.8703870387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5.07759324802613">
            <text:p>-5.077593248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5.34521158129176">
            <text:p>-5.3452115813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-3.55276907001046">
            <text:p>-3.55276907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4.52892561983471">
            <text:p>-4.5289256198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-3.84615384615384">
            <text:p>-3.8461538462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4.04783808647655">
            <text:p>-4.0478380865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7.27699530516432">
            <text:p>-7.2769953052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3.06997742663657">
            <text:p>-3.0699774266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4.28840716305372">
            <text:p>-4.288407163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 office:value-type="float" office:value="1">
            <text:p>1</text:p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3.68178829717291">
            <text:p>-3.6817882972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4.74216118165329">
            <text:p>-4.7421611817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 office:value-type="float" office:value="1">
            <text:p>1</text:p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3.85449289327873">
            <text:p>-3.8544928933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5.37959944108057">
            <text:p>-5.3795994411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7.20533111203665">
            <text:p>-7.205331112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5.625">
            <text:p>-5.625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6.16631430584918">
            <text:p>-6.1663143058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4.52729693741678">
            <text:p>-4.5272969374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4.32759422987436">
            <text:p>-4.3275942299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4.89795918367348">
            <text:p>-4.8979591837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5.1760939167556">
            <text:p>-5.1760939168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6.7997542997543">
            <text:p>-6.7997542998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4.62006079027356">
            <text:p>-4.6200607903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1.37142857142857">
            <text:p>-1.3714285714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5.06677140612726">
            <text:p>-5.0667714061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5.7500935278713">
            <text:p>-5.7500935279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2.80936454849498">
            <text:p>-2.8093645485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3.32225913621262">
            <text:p>-3.3222591362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8.81037567084078">
            <text:p>-8.8103756708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3.81471389645776">
            <text:p>-3.8147138965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4.59574468085107">
            <text:p>-4.5957446809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8.94526034712951">
            <text:p>-8.945260347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21574344023323">
            <text:p>-2.2157434402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 office:value-type="float" office:value="1">
            <text:p>1</text:p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  <table:table-cell table:formula="of:=([.D325]/[.E325]*100)-100" office:value-type="float" office:value="-2.27608008429925">
            <text:p>-2.2760800843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2.22222222222223">
            <text:p>-2.222222222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2.16262975778547">
            <text:p>-2.1626297578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74574347332577">
            <text:p>-3.7457434733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2.74760383386582">
            <text:p>-2.7476038339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2.64774412200805">
            <text:p>-2.647744122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4.32016962629209">
            <text:p>-4.320169626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-1.69923534409516">
            <text:p>-1.6992353441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4.54225352112675">
            <text:p>-4.5422535211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3.69191597708466">
            <text:p>-3.6919159771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5.40915395284327">
            <text:p>-5.4091539528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2.18566392479435">
            <text:p>-2.1856639248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 office:value-type="float" office:value="1">
            <text:p>1</text:p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  <table:table-cell table:formula="of:=([.D337]/[.E337]*100)-100" office:value-type="float" office:value="-2.3251965246173">
            <text:p>-2.3251965246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5.76725025746653">
            <text:p>-5.7672502575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8.17015530047266">
            <text:p>-8.1701553005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4.15430267062314">
            <text:p>-4.1543026706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4.95587236931434">
            <text:p>-4.9558723693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5.0641940085592">
            <text:p>-5.0641940086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5.82010582010582">
            <text:p>-5.8201058201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4.27807486631015">
            <text:p>-4.2780748663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6.38297872340425">
            <text:p>-6.3829787234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4.41018286124059">
            <text:p>-4.4101828612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72910662824208">
            <text:p>-1.7291066282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97074190177639">
            <text:p>-3.9707419018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4.94208494208495">
            <text:p>-4.9420849421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17391304347827">
            <text:p>-2.1739130435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6.22822299651567">
            <text:p>-6.2282229965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4.39560439560439">
            <text:p>-4.3956043956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4.27807486631015">
            <text:p>-4.2780748663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4.20664206642066">
            <text:p>-4.2066420664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-3.9080459770115">
            <text:p>-3.908045977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5.43382997370728">
            <text:p>-5.4338299737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1.96211096075778">
            <text:p>-1.9621109608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2.99931833674165">
            <text:p>-2.9993183367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4.03521643433602">
            <text:p>-4.0352164343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3.0122591943958">
            <text:p>-3.0122591944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13314447592067">
            <text:p>-1.1331444759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3.82736156351791">
            <text:p>-3.8273615635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2.9826464208243">
            <text:p>-2.9826464208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9607843137255">
            <text:p>-1.9607843137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3.61216730038024">
            <text:p>-3.6121673004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-2.90196078431373">
            <text:p>-2.9019607843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5.97014925373134">
            <text:p>-5.9701492537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4.25055928411634">
            <text:p>-4.2505592841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5.1219512195122">
            <text:p>-5.1219512195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5.16129032258064">
            <text:p>-5.1612903226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3.90625">
            <text:p>-3.90625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5.04468718967229">
            <text:p>-5.0446871897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4.77611940298507">
            <text:p>-4.776119403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4.661487236404">
            <text:p>-4.6614872364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4.64190981432361">
            <text:p>-4.6419098143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4.84848484848484">
            <text:p>-4.8484848485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4.76190476190477">
            <text:p>-4.7619047619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3.82059800664452">
            <text:p>-3.8205980066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3.91104294478528">
            <text:p>-3.911042944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4.34782608695652">
            <text:p>-4.347826087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4.29292929292929">
            <text:p>-4.2929292929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5.49065420560748">
            <text:p>-5.4906542056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4.74452554744525">
            <text:p>-4.7445255474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5.29411764705883">
            <text:p>-5.2941176471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4.80497456189937">
            <text:p>-4.8049745619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4.38218390804597">
            <text:p>-4.382183908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2.83553875236295">
            <text:p>-2.8355387524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5.15873015873017">
            <text:p>-5.1587301587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4.19672131147541">
            <text:p>-4.1967213115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6.09603340292276">
            <text:p>-6.0960334029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3.55029585798816">
            <text:p>-3.550295858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5.36842105263158">
            <text:p>-5.3684210526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4.16391275611369">
            <text:p>-4.1639127561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3179587831207">
            <text:p>-4.3179587831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3.80549682875264">
            <text:p>-3.8054968288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5.64516129032258">
            <text:p>-5.6451612903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4.10742496050554">
            <text:p>-4.1074249605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5.47550432276657">
            <text:p>-5.4755043228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0.369959304476509">
            <text:p>-0.3699593045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1.61579892280072">
            <text:p>-1.6157989228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4.06091370558376">
            <text:p>-4.0609137056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9678982434888">
            <text:p>-2.9678982435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3.01507537688443">
            <text:p>-3.0150753769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3.05882352941177">
            <text:p>-3.0588235294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3.98970398970398">
            <text:p>-3.9897039897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-4.55729166666666">
            <text:p>-4.5572916667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6.84273709483793">
            <text:p>-6.8427370948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4.36018957345972">
            <text:p>-4.3601895735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5.16469038208169">
            <text:p>-5.1646903821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74614367562803">
            <text:p>-3.7461436756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3.14606741573033">
            <text:p>-3.1460674157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4.2687908496732">
            <text:p>-4.2687908497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4.18943533697632">
            <text:p>-4.189435337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4.02097902097903">
            <text:p>-4.020979021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2.98000754432289">
            <text:p>-2.9800075443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3.26530612244898">
            <text:p>-3.2653061224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-1.6042780748663">
            <text:p>-1.6042780749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5.80204778156997">
            <text:p>-5.8020477816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2.92913385826772">
            <text:p>-2.9291338583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3.10289389067523">
            <text:p>-3.1028938907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8.12854442344046">
            <text:p>-8.1285444234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59397765905778">
            <text:p>-3.5939776591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4.02097902097903">
            <text:p>-4.020979021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2.02952029520294">
            <text:p>-2.0295202952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2.72988505747126">
            <text:p>-2.7298850575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64672036823936">
            <text:p>-2.6467203682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3.2171581769437">
            <text:p>-3.2171581769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2.05850487540629">
            <text:p>-2.0585048754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1.28398791540786">
            <text:p>-1.2839879154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40257434531735">
            <text:p>-1.4025743453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94139194139194">
            <text:p>-1.9413919414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3.51202404809619">
            <text:p>-3.5120240481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4.53074433656958">
            <text:p>-4.5307443366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3.91705069124424">
            <text:p>-3.9170506912</text:p>
          </table:table-cell>
          <table:table-cell table:formula="of:=IF(OR(AND([.B434]&gt;[.E434];[.C434]=0);AND([.B434]&lt;=[.E434];[.C434]=1));1;&quot;&quot;)" office:value-type="float" office:value="1">
            <text:p>1</text:p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2.85714285714286">
            <text:p>-2.8571428571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94871794871796">
            <text:p>-2.9487179487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3.46938775510203">
            <text:p>-3.4693877551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0442930153322">
            <text:p>-2.0442930153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3.34179357021996">
            <text:p>-3.3417935702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3.80165289256198">
            <text:p>-3.8016528926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3.76470588235294">
            <text:p>-3.7647058824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2.2140221402214">
            <text:p>-2.2140221402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2.97914597815293">
            <text:p>-2.9791459782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0.2824858757062">
            <text:p>0.2824858757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2.06942590120161">
            <text:p>-2.0694259012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3.10679611650485">
            <text:p>-3.1067961165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2.90393013100436">
            <text:p>-2.903930131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1.76779741997133">
            <text:p>-1.76779742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5.41376643464811">
            <text:p>-5.4137664346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4.03225806451613">
            <text:p>-4.0322580645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1.35350318471338">
            <text:p>-1.3535031847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3.1377106333527">
            <text:p>-3.1377106334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0.420168067226882">
            <text:p>-0.4201680672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0.950118764845612">
            <text:p>-0.9501187648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3.1592520954223">
            <text:p>-3.1592520954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3.23684210526316">
            <text:p>-3.2368421053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1493212669684">
            <text:p>-2.7149321267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83400809716599">
            <text:p>-2.8340080972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5.63380281690141">
            <text:p>-5.6338028169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3.7010159651669">
            <text:p>-3.7010159652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3.62756952841596">
            <text:p>-3.6275695284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3.37954939341422">
            <text:p>-3.3795493934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3.91517128874388">
            <text:p>-3.9151712887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6.84397163120568">
            <text:p>-6.8439716312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4.63223787167449">
            <text:p>-4.6322378717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3.14580941446613">
            <text:p>-3.1458094145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3.125">
            <text:p>-3.125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3.84615384615384">
            <text:p>-3.8461538462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5.81506196377502">
            <text:p>-5.8150619638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4.24422933730455">
            <text:p>-4.2442293373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4.45468509984639">
            <text:p>-4.4546850998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71277997364953">
            <text:p>-1.7127799736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3.70370370370371">
            <text:p>-3.7037037037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2.58620689655173">
            <text:p>-2.5862068966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4.12060301507538">
            <text:p>-4.1206030151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4.73751600512163">
            <text:p>-4.7375160051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4.125">
            <text:p>-4.125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2.35690235690235">
            <text:p>-2.3569023569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208023774145616">
            <text:p>0.2080237741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0.739720637418856">
            <text:p>-0.739720637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3.00350877192982">
            <text:p>-3.0035087719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1.23867069486406">
            <text:p>1.2386706949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1">
          <table:table-cell table:number-columns-repeated="2"/>
          <table:table-cell table:formula="of:=SUM([.C2:.C484])" office:value-type="float" office:value="460">
            <text:p>460</text:p>
          </table:table-cell>
          <table:table-cell table:number-columns-repeated="2"/>
          <table:table-cell table:formula="of:=SUM([.F2:.F484])" office:value-type="float" office:value="2">
            <text:p>2</text:p>
          </table:table-cell>
          <table:table-cell table:formula="of:=SUM([.G2:.G484])" office:value-type="float" office:value="92">
            <text:p>92</text:p>
          </table:table-cell>
          <table:table-cell table:formula="of:=SUM([.H2:.H484])" office:value-type="float" office:value="17">
            <text:p>17</text:p>
          </table:table-cell>
          <table:table-cell table:formula="of:=SUM([.I2:.I484])" office:value-type="float" office:value="94">
            <text:p>94</text:p>
          </table:table-cell>
          <table:table-cell table:formula="of:=SUM([.J2:.J484])" office:value-type="float" office:value="94">
            <text:p>94</text:p>
          </table:table-cell>
          <table:table-cell table:formula="of:=([.J485]/([.H485]+[.I485]))*100" office:value-type="float" office:value="84.6846846846847">
            <text:p>84.6846846847</text:p>
          </table:table-cell>
          <table:table-cell table:formula="of:=AVERAGE([.L2:.L484])" office:value-type="float" office:value="-3.75535431710255">
            <text:p>-3.7553543171</text:p>
          </table:table-cell>
          <table:table-cell table:formula="of:=SUM([.M2:.M484])" office:value-type="float" office:value="450">
            <text:p>450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8.94526034712951">
            <text:p>-8.9452603471</text:p>
          </table:table-cell>
          <table:table-cell table:formula="of:=[.M485]/483" office:value-type="float" office:value="0.93167701863354">
            <text:p>0.9316770186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5.67802271209087">
            <text:p>5.6780227121</text:p>
          </table:table-cell>
          <table:table-cell table:formula="of:=SUM([.C2:.C484])" office:value-type="float" office:value="460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1:17</dc:date>
    <dc:creator>debian </dc:creator>
    <meta:generator>LibreOffice/3.5$Linux_x86 LibreOffice_project/350m1$Build-2</meta:generator>
    <meta:editing-duration>PT7M42S</meta:editing-duration>
    <meta:editing-cycles>10</meta:editing-cycles>
    <meta:document-statistic meta:table-count="1" meta:cell-count="5822" meta:object-count="0"/>
  </office:meta>
</office:document-meta>
</file>